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="0.049cm" fo:border="0.002cm solid #000000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padding="0.049cm" fo:border="0.002cm solid #000000" style:shadow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Office Calc - Pratique 1</text:p>
      <text:p text:style-name="Standard"/>
      <text:p text:style-name="P4">Première partie</text:p>
      <text:p text:style-name="P5">Ouvrez le fichier <text:span text:style-name="T1">« Facture Harry.ods »</text:span> dans Open Office Calc ;</text:p>
      <text:p text:style-name="P5"/>
      <text:p text:style-name="P5">Mettez en place les fonctions de calcul permettant de calculer le montant total de cette facture en euros.</text:p>
      <text:p text:style-name="P5"/>
      <text:p text:style-name="P5"/>
      <text:p text:style-name="P4">Deuxième partie</text:p>
      <text:p text:style-name="P5">Ouvrez le fichier <text:span text:style-name="T1">« Achat ordinateurs.ods »</text:span> dans Open Office Calc ;</text:p>
      <text:p text:style-name="P5"/>
      <text:p text:style-name="P5">1• Modifiez le format de la date en cellule B1 pour obtenir un affichage similaire à : jeudi 20 mars 2005.</text:p>
      <text:p text:style-name="P5"/>
      <text:p text:style-name="P5">2• Calculez dans les cellules B19 à I21, les prix de ventes.</text:p>
      <text:p text:style-name="P5"/>
      <text:p text:style-name="P5">3• Dans la ligne 19, soulignez le prix de l'ordinateur le moins cher (utilisation de la mise en forme conditionnelle).</text:p>
      <text:p text:style-name="P5"/>
      <text:p text:style-name="P5">4• Dans la ligne 21, soulignez le prix de l'ordinateur le plus cher (utilisation de la mise en forme conditionnelle). </text:p>
      <text:p text:style-name="P5"/>
      <text:p text:style-name="P5">5• Mettez en place, dans les colonnes J6 à L17, les formules de calcul permettant de déterminer les prix de vente (HT et TTC) des 8 ordinateurs chez chaque prestataire. </text:p>
      <text:p text:style-name="P5"/>
      <text:p text:style-name="P5">6• Calculez, dans la colonne O, le prix de vente TTC des 8 ordinateurs avec options de chaque prestataire. </text:p>
      <text:p text:style-name="P5"/>
      <text:p text:style-name="P5">7• Mettez en place une formule de calcul dans la colonne Q pour déterminer le prix de vente des 8 ordinateurs avec options après déduction de la remise commerciale. </text:p>
      <text:p text:style-name="P5"/>
      <text:p text:style-name="P5">8• Dans la colonne R, Déterminez, en utilisant une référence absolue, le pourcentage que représente cet achat dans le budget. </text:p>
      <text:p text:style-name="P5"/>
      <text:p text:style-name="P5">9• De la cellule Q6 à la cellule Q17, appliquez un format conditionnel en utilisant : </text:p>
      <text:list xml:id="list37351817" text:style-name="L1">
        <text:list-item>
          <text:p text:style-name="P7">un format « Vert » pour les valeurs inférieures ou égales au budget,</text:p>
        </text:list-item>
        <text:list-item>
          <text:p text:style-name="P7">un format « Rouge » pour les valeurs supérieures au budget. </text:p>
        </text:list-item>
      </text:list>
      <text:p text:style-name="P5"/>
      <text:p text:style-name="P5">10• Dans la colonne R, soulignez le prix du fournisseur le moins cher. </text:p>
      <text:p text:style-name="P5"/>
      <text:p text:style-name="P4">Troisième partie</text:p>
      <text:p text:style-name="P5">Ouvrez le fichier <text:span text:style-name="T1">« Société Martin.ods »</text:span> dans Open Office Calc ;</text:p>
      <text:p text:style-name="P5"/>
      <text:p text:style-name="P5">Mettez en place toutes les formules nécessaires pour calculer les valeurs attendues dans les zones gri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="0.002cm solid #000000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padding="0.049cm" fo:border="0.002cm solid #000000" style:shadow="non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Open Office - Calc<text:tab/><text:tab/>Pierre Dejeans</text:p>
      </style:header>
      <style:footer>
        <text:p text:style-name="MP2">BTS SIO – module PPE1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2T17:07:01.76</meta:creation-date>
    <dc:date>2011-10-01T17:26:57.79</dc:date>
    <meta:editing-duration>PT1H7M48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321" meta:character-count="1802"/>
  </office:meta>
</office:document-meta>
</file>